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tarSymbol1" svg:font-family="StarSymbol" style:font-charset="x-symbol"/>
    <style:font-face style:name="StarSymbol2"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ahoma" officeooo:rsid="001935aa" officeooo:paragraph-rsid="001935aa"/>
    </style:style>
    <style:style style:name="P2" style:family="paragraph" style:parent-style-name="Standard">
      <style:text-properties style:font-name="Tahoma" fo:font-size="11pt" officeooo:rsid="001935aa" officeooo:paragraph-rsid="001935aa" style:font-size-asian="11pt" style:font-size-complex="11pt"/>
    </style:style>
    <style:style style:name="P3" style:family="paragraph" style:parent-style-name="Standard">
      <style:text-properties style:font-name="Tahoma" fo:font-size="11pt" officeooo:rsid="001935aa" officeooo:paragraph-rsid="001ab68f" style:font-size-asian="11pt" style:font-size-complex="11pt"/>
    </style:style>
    <style:style style:name="P4" style:family="paragraph" style:parent-style-name="Standard">
      <style:text-properties style:font-name="Tahoma" fo:font-size="11pt" officeooo:rsid="001935aa" officeooo:paragraph-rsid="0024cabf" style:font-size-asian="11pt" style:font-size-complex="11pt"/>
    </style:style>
    <style:style style:name="P5" style:family="paragraph" style:parent-style-name="Standard">
      <style:text-properties style:font-name="Tahoma" fo:font-size="11pt" officeooo:rsid="001935aa" officeooo:paragraph-rsid="002837c1" style:font-size-asian="11pt" style:font-size-complex="11pt"/>
    </style:style>
    <style:style style:name="P6" style:family="paragraph" style:parent-style-name="Standard">
      <style:text-properties style:font-name="Tahoma" fo:font-size="11pt" officeooo:rsid="001caf18" officeooo:paragraph-rsid="0024cabf" style:font-size-asian="11pt" style:font-size-complex="11pt"/>
    </style:style>
    <style:style style:name="P7" style:family="paragraph" style:parent-style-name="Standard">
      <style:text-properties style:font-name="Tahoma" fo:font-size="11pt" officeooo:rsid="001caf18" officeooo:paragraph-rsid="002837c1" style:font-size-asian="11pt" style:font-size-complex="11pt"/>
    </style:style>
    <style:style style:name="P8" style:family="paragraph" style:parent-style-name="Standard">
      <style:text-properties style:font-name="Tahoma" fo:font-size="11pt" officeooo:rsid="0024cabf" officeooo:paragraph-rsid="001ab68f" style:font-size-asian="11pt" style:font-size-complex="11pt"/>
    </style:style>
    <style:style style:name="P9" style:family="paragraph" style:parent-style-name="Standard">
      <style:text-properties style:font-name="Tahoma" fo:font-size="11pt" officeooo:paragraph-rsid="0026ab0d" style:font-size-asian="11pt" style:font-size-complex="11pt"/>
    </style:style>
    <style:style style:name="P10" style:family="paragraph" style:parent-style-name="Standard">
      <style:text-properties style:font-name="Tahoma" fo:font-size="11pt" officeooo:rsid="002837c1" officeooo:paragraph-rsid="002837c1" style:font-size-asian="11pt" style:font-size-complex="11pt"/>
    </style:style>
    <style:style style:name="P11" style:family="paragraph" style:parent-style-name="Standard">
      <style:text-properties style:font-name="Tahoma" fo:font-size="11pt" officeooo:rsid="0028d7d4" officeooo:paragraph-rsid="0028d7d4" style:font-size-asian="11pt" style:font-size-complex="11pt"/>
    </style:style>
    <style:style style:name="P12" style:family="paragraph" style:parent-style-name="Standard" style:list-style-name="L4">
      <style:text-properties style:font-name="Tahoma" fo:font-size="11pt" officeooo:rsid="0028d7d4" officeooo:paragraph-rsid="0028d7d4" style:font-size-asian="11pt" style:font-size-complex="11pt"/>
    </style:style>
    <style:style style:name="P13" style:family="paragraph" style:parent-style-name="Standard" style:list-style-name="L4">
      <style:text-properties style:font-name="Tahoma" fo:font-size="11pt" officeooo:rsid="0028d7d4" officeooo:paragraph-rsid="0029964a" style:font-size-asian="11pt" style:font-size-complex="11pt"/>
    </style:style>
    <style:style style:name="P14" style:family="paragraph" style:parent-style-name="Standard">
      <style:text-properties style:font-name="Tahoma" fo:font-size="11pt" officeooo:paragraph-rsid="0028d7d4" style:font-size-asian="11pt" style:font-size-complex="11pt"/>
    </style:style>
    <style:style style:name="P15" style:family="paragraph" style:parent-style-name="Standard">
      <style:text-properties style:font-name="Tahoma" fo:font-size="11pt" officeooo:rsid="0029964a" officeooo:paragraph-rsid="0029964a" style:font-size-asian="11pt" style:font-size-complex="11pt"/>
    </style:style>
    <style:style style:name="P16" style:family="paragraph" style:parent-style-name="Standard" style:list-style-name="L3">
      <style:text-properties style:font-name="Tahoma" fo:font-size="11pt" officeooo:rsid="0029964a" officeooo:paragraph-rsid="0029964a" style:font-size-asian="11pt" style:font-size-complex="11pt"/>
    </style:style>
    <style:style style:name="P17" style:family="paragraph" style:parent-style-name="Standard" style:list-style-name="L4">
      <style:text-properties style:font-name="Tahoma" fo:font-size="11pt" officeooo:rsid="0029964a" officeooo:paragraph-rsid="0029964a" style:font-size-asian="11pt" style:font-size-complex="11pt"/>
    </style:style>
    <style:style style:name="P18" style:family="paragraph" style:parent-style-name="Standard" style:list-style-name="L4">
      <style:text-properties style:font-name="Tahoma" fo:font-size="11pt" officeooo:rsid="0029964a" officeooo:paragraph-rsid="002ac01f" style:font-size-asian="11pt" style:font-size-complex="11pt"/>
    </style:style>
    <style:style style:name="P19" style:family="paragraph" style:parent-style-name="Standard" style:list-style-name="L4">
      <style:text-properties style:font-name="Tahoma" fo:font-size="11pt" officeooo:rsid="002ac01f" officeooo:paragraph-rsid="002ac01f" style:font-size-asian="11pt" style:font-size-complex="11pt"/>
    </style:style>
    <style:style style:name="P20" style:family="paragraph" style:parent-style-name="Standard">
      <style:text-properties style:font-name="Tahoma" fo:font-size="11pt" officeooo:rsid="002ac01f" officeooo:paragraph-rsid="002ac01f" style:font-size-asian="11pt" style:font-size-complex="11pt"/>
    </style:style>
    <style:style style:name="P21" style:family="paragraph" style:parent-style-name="Standard">
      <style:text-properties fo:color="#000066" style:font-name="Tahoma" fo:font-size="11pt" officeooo:rsid="001935aa" officeooo:paragraph-rsid="001935aa" style:font-size-asian="11pt" style:font-size-complex="11pt"/>
    </style:style>
    <style:style style:name="P22" style:family="paragraph" style:parent-style-name="Standard">
      <style:paragraph-properties fo:margin-top="0in" fo:margin-bottom="0in" loext:contextual-spacing="false" fo:line-height="100%"/>
      <style:text-properties style:font-name="Tahoma" fo:font-size="11pt" officeooo:rsid="001caf18" officeooo:paragraph-rsid="00232eaa" style:font-size-asian="11pt" style:font-name-complex="Times new roman" style:font-size-complex="11pt"/>
    </style:style>
    <style:style style:name="T1" style:family="text">
      <style:text-properties style:font-name-complex="Times new roman"/>
    </style:style>
    <style:style style:name="T2" style:family="text">
      <style:text-properties officeooo:rsid="001ab68f" style:font-name-complex="Times new roman"/>
    </style:style>
    <style:style style:name="T3" style:family="text">
      <style:text-properties officeooo:rsid="001e81e5" style:font-name-complex="Times new roman"/>
    </style:style>
    <style:style style:name="T4" style:family="text">
      <style:text-properties officeooo:rsid="001cb74f" style:font-name-complex="Times new roman"/>
    </style:style>
    <style:style style:name="T5" style:family="text">
      <style:text-properties officeooo:rsid="002260ee" style:font-name-complex="Times new roman"/>
    </style:style>
    <style:style style:name="T6" style:family="text">
      <style:text-properties officeooo:rsid="00232eaa" style:font-name-complex="Times new roman"/>
    </style:style>
    <style:style style:name="T7" style:family="text">
      <style:text-properties officeooo:rsid="0026ab0d" style:font-name-complex="Times new roman"/>
    </style:style>
    <style:style style:name="T8" style:family="text">
      <style:text-properties officeooo:rsid="002837c1" style:font-name-complex="Times new roman"/>
    </style:style>
    <style:style style:name="T9" style:family="text">
      <style:text-properties officeooo:rsid="0028d7d4" style:font-name-complex="Times new roman"/>
    </style:style>
    <style:style style:name="T10" style:family="text">
      <style:text-properties officeooo:rsid="0029964a" style:font-name-complex="Times new roman"/>
    </style:style>
    <style:style style:name="T11" style:family="text">
      <style:text-properties officeooo:rsid="002ac01f" style:font-name-complex="Times new roman"/>
    </style:style>
    <style:style style:name="T12" style:family="text">
      <style:text-properties officeooo:rsid="001ab68f"/>
    </style:style>
    <style:style style:name="T13" style:family="text">
      <style:text-properties officeooo:rsid="0026ab0d"/>
    </style:style>
    <style:style style:name="T14" style:family="text">
      <style:text-properties fo:color="#000066"/>
    </style:style>
    <style:style style:name="T15" style:family="text">
      <style:text-properties fo:color="#000066" officeooo:rsid="0028d7d4"/>
    </style:style>
    <text:list-style style:name="L1">
      <text:list-level-style-bullet text:level="1" text:style-name="Bullet_20_Symbols" text:bullet-char="•">
        <style:list-level-properties text:list-level-position-and-space-mode="label-alignment">
          <style:list-level-label-alignment text:label-followed-by="listtab" text:list-tab-stop-position="0.1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R&amp;ED Aug 2016 – Jul 2017</text:p>
      <text:p text:style-name="P2"/>
      <text:p text:style-name="P21">242. What scientific or technological uncertainties did you attempt to overcome? <text:span text:style-name="T13">(max 350 words)</text:span></text:p>
      <text:p text:style-name="P2"/>
      <text:p text:style-name="P3"><text:span text:style-name="T1">There are several medical devices that are used as the standard of care in the developed world. However, due to high costs often these commonly used devices can be very unaccessible in disadvantaged </text:span><text:span text:style-name="T2">medical </text:span><text:span text:style-name="T1">communities. In addition, the </text:span><text:span text:style-name="T2">ability to purchase devices locally and the access to replacement parts </text:span><text:span text:style-name="T1">is often a barrier for remote medical centres </text:span><text:span text:style-name="T2">and</text:span><text:span text:style-name="T1"> clinics. </text:span><text:span text:style-name="T2">On occasion, medical devices can be difficult to use due to lack of customizable options or options that are monetarily out-of-reach.</text:span></text:p>
      <text:p text:style-name="P3"><text:span text:style-name="T2"/></text:p>
      <text:p text:style-name="P22"><text:span text:style-name="T12">Using current rapid prototyping technologies such as 3D printing, it is possible to create inexpensive medical devices that meet or exceed the industries’ gold standard devices. By developing publicly accessible machine instruction code, medical communities anywhere could print, validate and manufacture safe, high-quality devices that are also modifiable and at a much lower cost than the devices available on the market today.</text:span></text:p>
      <text:p text:style-name="P8"><text:span text:style-name="T2"/></text:p>
      <text:p text:style-name="P9"><text:span text:style-name="T2">T</text:span><text:span text:style-name="T7">he main technological uncertainty of this project is: Can a 3D printed medical device that is validated, approved by Health Canada, published and released under an Open Hardware License (OHL), work as well as compared to an industry gold-standard device? <text:s/></text:span></text:p>
      <text:p text:style-name="P5"><text:span text:style-name="T4"/></text:p>
      <text:p text:style-name="P10"><text:span text:style-name="T4">S</text:span><text:span text:style-name="T1">ome of the devices selected for this project are:</text:span></text:p>
      <text:p text:style-name="P10"><text:span text:style-name="T1"/></text:p>
      <text:p text:style-name="P7"><text:span text:style-name="T1">1) Stethoscope</text:span></text:p>
      <text:p text:style-name="P7"><text:span text:style-name="T1">2) Pulse Oximeter</text:span></text:p>
      <text:p text:style-name="P7"><text:span text:style-name="T4">3) Electrocardiogram</text:span></text:p>
      <text:p text:style-name="P7"><text:span text:style-name="T4"/></text:p>
      <text:p text:style-name="P5"><text:span text:style-name="T4">Before starting work on the stethoscope, an extensive literature review was done to what advancements had been made since the industries’ gold-standard model was created in the late 1970’s, the Littmann Cardiology III. It was found that no new technological advancements had been made, nor was there </text:span><text:span text:style-name="T3">publicly </text:span><text:span text:style-name="T4">a</text:span><text:span text:style-name="T3">ccessible </text:span><text:span text:style-name="T5">machine instruction code that would </text:span><text:span text:style-name="T6">direct</text:span><text:span text:style-name="T5"> a 3D print of a stethoscope. </text:span></text:p>
      <text:p text:style-name="P5"><text:span text:style-name="T8"/></text:p>
      <text:p text:style-name="P10"><text:span text:style-name="T1">Similarly, the pulse oximeter and electrocardiogram literature review and discussion with academic and industry experts also show that there is no publicly accessible machine instruction code </text:span><text:span text:style-name="T9">that exists and</text:span><text:span text:style-name="T1"> is a available to create these devices.</text:span></text:p>
      <text:p text:style-name="P10"><text:span text:style-name="T1"/></text:p>
      <text:p text:style-name="P14"><text:span text:style-name="T5"/></text:p>
      <text:p text:style-name="P2"><text:span text:style-name="T14">244. What work did you perform in the tax year to overcome the scientific or technological uncertainties? </text:span><text:span text:style-name="T15">(max 700 words)</text:span></text:p>
      <text:p text:style-name="P6"><text:span text:style-name="T1"/></text:p>
      <text:p text:style-name="P10"><text:span text:style-name="T1">During the tax year, the following is a list of work that has been done by Dr. Tarek </text:span><text:span text:style-name="T9">Loubani <text:s/>that relates directly to the development of new technology in 3D printed medical devices: </text:span></text:p>
      <text:p text:style-name="P10"><text:span text:style-name="T9"/></text:p>
      <text:p text:style-name="P11"><text:span text:style-name="T1">Stethoscope:</text:span></text:p>
      <text:p text:style-name="P11"><text:span text:style-name="T1"/></text:p>
      <text:list xml:id="list3824417501564900923" text:style-name="L4">
        <text:list-item>
          <text:p text:style-name="P12"><text:span text:style-name="T1">prototype reiteration</text:span></text:p>
        </text:list-item>
        <text:list-item>
          <text:p text:style-name="P13"><text:span text:style-name="T10">field testing (quality assurance, ease of use)</text:span></text:p>
        </text:list-item>
        <text:list-item>
          <text:p text:style-name="P17"><text:span text:style-name="T10">m</text:span><text:span text:style-name="T1">aterials testing</text:span></text:p>
        </text:list-item>
        <text:list-item>
          <text:p text:style-name="P13"><text:span text:style-name="T10">lab preparation</text:span></text:p>
        </text:list-item>
        <text:list-item>
          <text:p text:style-name="P17"><text:span text:style-name="T1">Health Canada Approval application</text:span></text:p>
        </text:list-item>
        <text:list-item>
          <text:p text:style-name="P17"><text:soft-page-break/><text:span text:style-name="T1">publication</text:span></text:p>
        </text:list-item>
        <text:list-item>
          <text:p text:style-name="P17"><text:span text:style-name="T1">creation of manufacturing process</text:span></text:p>
        </text:list-item>
        <text:list-item>
          <text:p text:style-name="P17"><text:span text:style-name="T1">assembly instruction</text:span></text:p>
          <text:p text:style-name="P17"><text:span text:style-name="T1"/></text:p>
          <text:p text:style-name="P17"><text:span text:style-name="T1">Pulse oximeter:</text:span></text:p>
        </text:list-item>
      </text:list>
      <text:p text:style-name="P15"><text:span text:style-name="T1"/></text:p>
      <text:list xml:id="list154219643890228" text:continue-numbering="true" text:style-name="L4">
        <text:list-item>
          <text:p text:style-name="P17"><text:span text:style-name="T1">literature review, </text:span><text:span text:style-name="T11">including re</text:span><text:span text:style-name="T1">view of existing expired patents, </text:span><text:span text:style-name="T11">research studies</text:span></text:p>
        </text:list-item>
        <text:list-item>
          <text:p text:style-name="P17"><text:span text:style-name="T1">prototype collaboration with engineering team, including clinical specifications &amp; technical specifications</text:span></text:p>
        </text:list-item>
        <text:list-item>
          <text:p text:style-name="P18"><text:span text:style-name="T1">prototype reiteratio</text:span><text:span text:style-name="T11">n</text:span></text:p>
          <text:p text:style-name="P18"><text:span text:style-name="T1"><text:line-break/>Electrocardiogram:</text:span></text:p>
          <text:p text:style-name="P19"><text:span text:style-name="T1"/></text:p>
        </text:list-item>
        <text:list-item>
          <text:p text:style-name="P17"><text:span text:style-name="T1">extensive literature review, </text:span><text:span text:style-name="T11">including review of expired patents</text:span></text:p>
        </text:list-item>
      </text:list>
      <text:p text:style-name="P20"><text:span text:style-name="T11"/></text:p>
      <text:list xml:id="list5893301739126299602" text:style-name="L3">
        <text:list-header>
          <text:p text:style-name="P16"><text:span text:style-name="T1"/></text:p>
        </text:list-header>
      </text:list>
      <text:p text:style-name="P4"><text:span text:style-name="T1"/></text:p>
      <text:p text:style-name="P4"><text:span text:style-name="T5"/></text:p>
      <text:p text:style-name="P2"/>
      <text:p text:style-name="P2"/>
      <text:p text:style-name="P2"><text:span text:style-name="T14">246. What scientific or technological advancements did you achieve or attempt to achieve as a result of the work described?</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tarSymbol1" svg:font-family="StarSymbol" style:font-charset="x-symbol"/>
    <style:font-face style:name="StarSymbol2"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lr-tb"/>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ahoma" fo:font-family="Tahoma" style:font-family-generic="swiss"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ahoma" fo:font-family="Tahoma"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ahoma" fo:font-family="Tahoma"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LO-Normal">
      <style:paragraph-properties fo:margin-left="0.5in" fo:margin-right="0in" fo:hyphenation-ladder-count="no-limit" fo:text-indent="0in" style:auto-text-indent="false"/>
      <style:text-properties fo:hyphenate="false" fo:hyphenation-remain-char-count="2" fo:hyphenation-push-char-count="2"/>
    </style:style>
    <style:style style:name="Bibliography" style:family="paragraph" style:parent-style-name="LO-Normal" style:next-style-name="LO-Normal">
      <style:paragraph-properties fo:margin-left="0.1835in" fo:margin-right="0in" fo:margin-top="0in" fo:margin-bottom="0in" loext:contextual-spacing="false" fo:line-height="200%" fo:hyphenation-ladder-count="no-limit" fo:text-indent="-0.1835in" style:auto-text-indent="false">
        <style:tab-stops>
          <style:tab-stop style:position="0in"/>
        </style:tab-stops>
      </style:paragraph-properties>
      <style:text-properties fo:hyphenate="false" fo:hyphenation-remain-char-count="2" fo:hyphenation-push-char-count="2"/>
    </style:style>
    <style:style style:name="Title" style:family="paragraph" style:parent-style-name="LO-Normal" style:next-style-name="LO-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46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1" style:display-name="Contents 1" style:family="paragraph" style:parent-style-name="Standard" style:next-style-name="Standard" style:class="index">
      <style:paragraph-properties fo:line-height="150%">
        <style:tab-stops>
          <style:tab-stop style:position="6.4898in" style:type="right" style:leader-style="dotted" style:leader-text="."/>
        </style:tab-stops>
      </style:paragraph-properties>
      <style:text-properties style:language-asian="zxx" style:country-asian="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0" style:display-name="Heading 10" style:family="paragraph" style:parent-style-name="Heading" style:next-style-name="Text_20_body" style:list-style-name="" style:class="text">
      <style:paragraph-properties fo:margin-left="0in" fo:margin-right="0in" fo:text-indent="0in" style:auto-text-indent="false"/>
      <style:text-properties fo:font-size="9pt" fo:font-weight="bold" style:font-size-asian="9pt" style:font-weight-asian="bold" style:font-size-complex="10.5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Top_20_of_20_Form" style:display-name="HTML 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eading_20_9" style:display-name="Heading 9" style:family="paragraph" style:parent-style-name="Standard" style:next-style-name="Standard" style:default-outline-level="9" style:list-style-name="" style:class="text">
      <style:paragraph-properties fo:margin-left="0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in" fo:margin-right="0in" fo:margin-top="0.1665in" fo:margin-bottom="0.0417in" loext:contextual-spacing="false" fo:text-indent="0in"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in" fo:margin-right="0in" fo:margin-top="0.1665in" fo:margin-bottom="0.0417in" loext:contextual-spacing="false" fo:text-indent="0in"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in" fo:margin-right="0in" fo:text-align="justify" style:justify-single-word="false"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in" style:auto-text-indent="false">
        <style:tab-stops>
          <style:tab-stop style:position="3.7409in"/>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in" fo:margin-right="0in" fo:margin-top="0in" fo:margin-bottom="0.1665in" loext:contextual-spacing="false" fo:line-height="150%" fo:text-align="justify" style:justify-single-word="false" fo:text-indent="0in" style:auto-text-indent="false">
        <style:tab-stops>
          <style:tab-stop style:position="2.7563in"/>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972in" fo:margin-bottom="0.0835in" loext:contextual-spacing="false" fo:text-indent="0in" style:auto-text-indent="false"/>
      <style:text-properties fo:font-size="12pt" fo:font-weight="bold" style:font-size-asian="12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font-size="14pt" fo:font-weight="bold" style:font-size-asian="14pt" style:font-weight-asian="bold" style:font-size-complex="16pt" style:font-weight-complex="bold"/>
    </style:style>
    <style:style style:name="Heading_20_1" style:display-name="Heading 1" style:family="paragraph" style:parent-style-name="LO-Normal" style:next-style-name="LO-Normal" style:default-outline-level="1" style:list-style-name="" style:class="text">
      <style:paragraph-properties fo:margin-left="0in" fo:margin-right="0in" fo:margin-top="0.1665in" fo:margin-bottom="0in" loext:contextual-spacing="false" fo:keep-together="always" fo:hyphenation-ladder-count="no-limit" fo:text-indent="0in" style:auto-text-indent="false" fo:keep-with-next="always"/>
      <style:text-properties fo:color="#000000" style:font-name="Liberation Serif"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 style:font-family-complex="'Liberation Serif', 'Times New Roman'" style:font-family-generic-complex="roman" style:font-pitch-complex="variable" style:font-size-complex="16pt" fo:hyphenate="false" fo:hyphenation-remain-char-count="2" fo:hyphenation-push-char-count="2"/>
    </style:style>
    <style:style style:name="LO-Normal" style:family="paragraph">
      <style:paragraph-properties fo:margin-top="0in" fo:margin-bottom="0.111in"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Hyper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2"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2"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WW-Endnote_20_Characters" style:display-name="WW-Endnote Characters" style:family="text"/>
    <style:style style:name="Endnote_20_Symbol" style:display-name="Endnote Symbol" style:family="text">
      <style:text-properties style:text-position="super 58%"/>
    </style:style>
    <style:style style:name="WW-Footnote_20_Characters" style:display-name="WW-Footnote Characters" style:family="text"/>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1" style:font-family-asian="'Noto Sans CJK SC Regular'" style:font-pitch-asian="variable" style:font-size-asian="12pt" style:font-name-complex="FreeSans2" style:font-family-complex="FreeSans"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1" style:font-family-asian="'Noto Sans CJK SC Regular'" style:font-pitch-asian="variable" style:font-size-asian="12pt" style:font-weight-asian="bold" style:font-name-complex="FreeSans2" style:font-family-complex="FreeSans"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Default_20_Paragraph_20_Font" style:display-name="Default Paragraph Font"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0.6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0.9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1.1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1.4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1.6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1.9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2.1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2.4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3:58:07.234982216</meta:creation-date>
    <dc:date>2017-12-18T15:42:18.462923074</dc:date>
    <meta:editing-duration>PT4M7S</meta:editing-duration>
    <meta:editing-cycles>1</meta:editing-cycles>
    <meta:document-statistic meta:table-count="0" meta:image-count="0" meta:object-count="0" meta:page-count="2" meta:paragraph-count="32" meta:word-count="463" meta:character-count="3010" meta:non-whitespace-character-count="2585"/>
    <meta:generator>LibreOffice/5.2.2.2$Linux_X86_64 LibreOffice_project/20m0$Build-2</meta:generator>
  </office:meta>
</office:document-meta>
</file>